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11.692cm"/>
    </style:style>
    <style:style style:name="gr5" style:family="graphic" style:parent-style-name="standard">
      <style:graphic-properties draw:textarea-horizontal-align="justify" draw:textarea-vertical-align="middle" draw:auto-grow-height="false" fo:min-height="0.896cm" fo:min-width="4.075cm"/>
    </style:style>
    <style:style style:name="gr6" style:family="graphic" style:parent-style-name="standard">
      <style:graphic-properties draw:fill-color="#ccff99" draw:textarea-horizontal-align="justify" draw:textarea-vertical-align="middle" draw:auto-grow-height="false" fo:min-height="0.828cm" fo:min-width="0.57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703cm" fo:min-width="2.041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1.528cm" fo:min-width="2.929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.828cm" fo:min-width="0.578cm"/>
    </style:style>
    <style:style style:name="gr10" style:family="graphic" style:parent-style-name="objectwithoutfill">
      <style:graphic-properties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1.401cm" fo:min-width="3.056cm"/>
    </style:style>
    <style:style style:name="gr15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0.7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ff99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ffd32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66"/>
    </style:style>
    <style:style style:name="P8" style:family="paragraph">
      <loext:graphic-properties draw:fill-color="#ccff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159cm" svg:x="1.999cm" svg:y="6.653cm">
          <text:p text:style-name="P1">Servic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3.556cm" svg:height="2.159cm" svg:x="6.571cm" svg:y="5.002cm">
          <text:p text:style-name="P1">Service B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29cm" svg:height="2.159cm" svg:x="10.719cm" svg:y="7.713cm">
          <text:p text:style-name="P1">Service 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29cm" svg:height="2.159cm" svg:x="12.54cm" svg:y="2.716cm">
          <text:p text:style-name="P1">Service 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3.777cm" svg:y1="6.653cm" svg:x2="6.571cm" svg:y2="6.081cm" draw:start-shape="id1" draw:start-glue-point="0" draw:end-shape="id2" svg:d="M3777 6653v-502l2293-70h501" svg:viewBox="0 0 2795 573">
          <text:p/>
        </draw:connector>
        <draw:connector draw:style-name="gr3" draw:text-style-name="P2" draw:layer="layout" draw:type="lines" svg:x1="10.127cm" svg:y1="6.081cm" svg:x2="12.433cm" svg:y2="7.713cm" draw:start-shape="id2" draw:end-shape="id3" draw:end-glue-point="0" svg:d="M10127 6081h501l1805 1130v502" svg:viewBox="0 0 2307 1633">
          <text:p/>
        </draw:connector>
        <draw:connector draw:style-name="gr3" draw:text-style-name="P2" draw:layer="layout" draw:type="lines" svg:x1="8.349cm" svg:y1="5.002cm" svg:x2="12.54cm" svg:y2="3.795cm" draw:start-shape="id2" draw:start-glue-point="0" draw:end-shape="id4" draw:end-glue-point="3" svg:d="M8349 5002v-502l3689-705h502" svg:viewBox="0 0 4192 1208">
          <text:p/>
        </draw:connector>
        <draw:connector draw:style-name="gr3" draw:text-style-name="P2" draw:layer="layout" draw:type="lines" svg:x1="14.148cm" svg:y1="8.792cm" svg:x2="14.254cm" svg:y2="4.875cm" draw:start-shape="id3" draw:start-glue-point="1" draw:end-shape="id4" svg:d="M14148 8792h500l-394-3417v-500" svg:viewBox="0 0 501 3918">
          <text:p/>
        </draw:connector>
        <draw:custom-shape draw:style-name="gr4" draw:text-style-name="P1" xml:id="id8" draw:id="id8" draw:layer="layout" svg:width="12.192cm" svg:height="0.889cm" svg:x="1.999cm" svg:y="12.114cm">
          <text:p text:style-name="P1">Web 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12.192cm" svg:height="0.889cm" svg:x="1.999cm" svg:y="10.717cm">
          <text:p text:style-name="P1">Service Faca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s" svg:x1="8.095cm" svg:y1="10.717cm" svg:x2="3.777cm" svg:y2="8.812cm" draw:start-shape="id5" draw:start-glue-point="0" draw:end-shape="id1" draw:end-glue-point="2" svg:d="M8095 10717v-502l-4318-903v-500" svg:viewBox="0 0 4319 1906">
          <text:p/>
        </draw:connector>
        <draw:connector draw:style-name="gr3" draw:text-style-name="P2" draw:layer="layout" draw:type="lines" svg:x1="8.095cm" svg:y1="10.717cm" svg:x2="10.719cm" svg:y2="8.792cm" draw:start-shape="id5" draw:start-glue-point="0" draw:end-shape="id3" svg:d="M8095 10717v-502l2122-1423h502" svg:viewBox="0 0 2625 1926">
          <text:p/>
        </draw:connector>
        <draw:custom-shape draw:style-name="gr5" draw:text-style-name="P1" xml:id="id7" draw:id="id7" draw:layer="layout" svg:width="4.699cm" svg:height="1.27cm" svg:x="5.756cm" svg:y="14.1cm">
          <text:p text:style-name="P1">Web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1.524cm" svg:height="1.524cm" svg:x="7.348cm" svg:y="16.2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2" draw:layer="layout" draw:type="lines" svg:x1="8.11cm" svg:y1="16.278cm" svg:x2="8.105cm" svg:y2="15.37cm" draw:start-shape="id6" draw:start-glue-point="4" draw:end-shape="id7" draw:end-glue-point="2" svg:d="M8110 16278v-501l-5 95v-502" svg:viewBox="0 0 6 909">
          <text:p/>
        </draw:connector>
        <draw:connector draw:style-name="gr3" draw:text-style-name="P2" draw:layer="layout" draw:type="lines" svg:x1="8.105cm" svg:y1="14.1cm" svg:x2="8.095cm" svg:y2="13.003cm" draw:start-shape="id7" draw:start-glue-point="0" draw:end-shape="id8" draw:end-glue-point="2" svg:d="M8105 14100v-501l-10-96v-500" svg:viewBox="0 0 11 1098">
          <text:p/>
        </draw:connector>
        <draw:custom-shape draw:style-name="gr7" draw:text-style-name="P4" xml:id="id11" draw:id="id11" draw:layer="layout" svg:width="2.54cm" svg:height="1.524cm" svg:x="23.239cm" svg:y="7.985cm">
          <text:p text:style-name="P1">queu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5" xml:id="id12" draw:id="id12" draw:layer="layout" svg:width="3.429cm" svg:height="1.778cm" svg:x="22.815cm" svg:y="11.271cm">
          <text:p text:style-name="P1">ADAM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699cm" svg:height="1.27cm" svg:x="22.181cm" svg:y="14cm">
          <text:p text:style-name="P1">Web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" draw:id="id9" draw:layer="layout" svg:width="1.524cm" svg:height="1.524cm" svg:x="23.773cm" svg:y="16.1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2" draw:layer="layout" draw:type="lines" svg:x1="24.535cm" svg:y1="16.178cm" svg:x2="24.53cm" svg:y2="15.27cm" draw:start-shape="id9" draw:start-glue-point="4" draw:end-shape="id10" draw:end-glue-point="2" svg:d="M24535 16178v-501l-5 95v-502" svg:viewBox="0 0 6 909">
          <text:p/>
        </draw:connector>
        <draw:connector draw:style-name="gr10" draw:text-style-name="P2" draw:layer="layout" svg:x1="15.969cm" svg:y1="3.795cm" svg:x2="24.509cm" svg:y2="7.985cm" draw:start-shape="id4" draw:start-glue-point="1" draw:end-shape="id11" draw:end-glue-point="5" svg:d="M15969 3795h8540v4190" svg:viewBox="0 0 8541 4191">
          <text:p/>
        </draw:connector>
        <draw:connector draw:style-name="gr11" draw:text-style-name="P2" draw:layer="layout" svg:x1="24.509cm" svg:y1="9.509cm" svg:x2="24.529cm" svg:y2="11.271cm" draw:start-shape="id11" draw:start-glue-point="7" draw:end-shape="id12" draw:end-glue-point="0" svg:d="M24509 9509v882h20v880" svg:viewBox="0 0 21 1763">
          <text:p/>
        </draw:connector>
        <draw:connector draw:style-name="gr11" draw:text-style-name="P2" draw:layer="layout" svg:x1="24.53cm" svg:y1="14cm" svg:x2="24.529cm" svg:y2="13.049cm" draw:start-shape="id10" draw:start-glue-point="0" draw:end-shape="id12" draw:end-glue-point="2" svg:d="M24530 14000v-475h-1v-476" svg:viewBox="0 0 2 952">
          <text:p/>
        </draw:connector>
        <draw:frame draw:style-name="gr12" draw:text-style-name="P6" draw:layer="layout" svg:width="2.229cm" svg:height="0.954cm" svg:x="6.942cm" svg:y="18.199cm">
          <draw:text-box>
            <text:p>Tester</text:p>
          </draw:text-box>
        </draw:frame>
        <draw:frame draw:style-name="gr12" draw:text-style-name="P6" draw:layer="layout" svg:width="3.393cm" svg:height="0.954cm" svg:x="22.917cm" svg:y="18.072cm">
          <draw:text-box>
            <text:p>Developer</text:p>
          </draw:text-box>
        </draw:frame>
        <draw:frame draw:style-name="gr13" draw:text-style-name="P7" draw:layer="layout" svg:width="0.853cm" svg:height="0.954cm" svg:x="20.558cm" svg:y="2.759cm">
          <draw:text-box>
            <text:p>1</text:p>
          </draw:text-box>
        </draw:frame>
        <draw:line draw:style-name="gr10" draw:text-style-name="P2" draw:layer="layout" svg:x1="13.954cm" svg:y1="4.302cm" svg:x2="13.192cm" svg:y2="8.366cm">
          <text:p/>
        </draw:line>
        <draw:line draw:style-name="gr10" draw:text-style-name="P2" draw:layer="layout" svg:x1="11.287cm" svg:y1="9.636cm" svg:x2="10.144cm" svg:y2="14.335cm">
          <text:p/>
        </draw:line>
        <draw:frame draw:style-name="gr13" draw:text-style-name="P7" draw:layer="layout" svg:width="0.853cm" svg:height="0.954cm" svg:x="12.62cm" svg:y="5.572cm">
          <draw:text-box>
            <text:p>2</text:p>
          </draw:text-box>
        </draw:frame>
        <draw:frame draw:style-name="gr13" draw:text-style-name="P7" draw:layer="layout" svg:width="0.853cm" svg:height="0.954cm" svg:x="11.033cm" svg:y="11.541cm">
          <draw:text-box>
            <text:p>3</text:p>
          </draw:text-box>
        </draw:frame>
        <draw:custom-shape draw:style-name="gr14" draw:text-style-name="P8" draw:layer="layout" svg:width="3.556cm" svg:height="1.651cm" svg:x="14.208cm" svg:y="13.573cm">
          <text:p text:style-name="P1">Defect </text:p>
          <text:p text:style-name="P1">Track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8.874cm" svg:y1="17.002cm" svg:x2="14.208cm" svg:y2="14.335cm">
          <text:p/>
        </draw:line>
        <draw:frame draw:style-name="gr13" draw:text-style-name="P7" draw:layer="layout" svg:width="0.853cm" svg:height="0.954cm" svg:x="6.243cm" svg:y="16.683cm">
          <draw:text-box>
            <text:p>4</text:p>
          </draw:text-box>
        </draw:frame>
        <draw:line draw:style-name="gr10" draw:text-style-name="P2" draw:layer="layout" svg:x1="17.764cm" svg:y1="14.335cm" svg:x2="23.606cm" svg:y2="16.875cm">
          <text:p/>
        </draw:line>
        <draw:frame draw:style-name="gr13" draw:text-style-name="P7" draw:layer="layout" svg:width="0.853cm" svg:height="0.954cm" svg:x="19.578cm" svg:y="15.986cm">
          <draw:text-box>
            <text:p>5</text:p>
          </draw:text-box>
        </draw:frame>
        <draw:line draw:style-name="gr10" draw:text-style-name="P2" draw:layer="layout" svg:x1="25.638cm" svg:y1="12.684cm" svg:x2="25.511cm" svg:y2="16.113cm">
          <text:p/>
        </draw:line>
        <draw:frame draw:style-name="gr15" draw:text-style-name="P7" draw:layer="layout" svg:width="0.853cm" svg:height="0.954cm" svg:x="25.879cm" svg:y="15.686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0:11:27.111280000</meta:creation-date>
    <dc:date>2015-06-17T10:39:56.171898000</dc:date>
    <meta:editing-duration>PT12M53S</meta:editing-duration>
    <meta:editing-cycles>2</meta:editing-cycles>
    <meta:generator>LibreOffice/4.4.2.2$MacOSX_X86_64 LibreOffice_project/c4c7d32d0d49397cad38d62472b0bc8acff48dd6</meta:generator>
    <meta:document-statistic meta:object-count="38"/>
  </office:meta>
</office:document-meta>
</file>